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951b" officeooo:paragraph-rsid="0013951b"/>
    </style:style>
    <style:style style:name="P2" style:family="paragraph" style:parent-style-name="Standard">
      <style:paragraph-properties fo:break-before="page"/>
      <style:text-properties officeooo:rsid="0013951b" officeooo:paragraph-rsid="0013951b"/>
    </style:style>
    <style:style style:name="P3" style:family="paragraph" style:parent-style-name="Standard">
      <style:text-properties style:text-underline-style="solid" style:text-underline-width="auto" style:text-underline-color="font-color" officeooo:rsid="0013951b" officeooo:paragraph-rsid="0013951b" fo:background-color="transparent"/>
    </style:style>
    <style:style style:name="P4" style:family="paragraph" style:parent-style-name="Standard">
      <style:text-properties style:text-underline-style="none" officeooo:rsid="0013951b" officeooo:paragraph-rsid="0013951b" fo:background-color="#ffff00"/>
    </style:style>
    <style:style style:name="P5" style:family="paragraph" style:parent-style-name="Standard">
      <style:text-properties style:text-underline-style="none" officeooo:rsid="0013951b" officeooo:paragraph-rsid="0013951b" fo:background-color="transparent"/>
    </style:style>
    <style:style style:name="P6" style:family="paragraph" style:parent-style-name="Standard">
      <style:text-properties style:text-underline-style="none" officeooo:rsid="00150add" officeooo:paragraph-rsid="0015e23c" fo:background-color="transparent"/>
    </style:style>
    <style:style style:name="P7" style:family="paragraph" style:parent-style-name="Standard">
      <style:text-properties style:text-underline-style="none" officeooo:rsid="00150add" officeooo:paragraph-rsid="0013951b" fo:background-color="transparent"/>
    </style:style>
    <style:style style:name="T1" style:family="text">
      <style:text-properties officeooo:rsid="0015e2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IMSTORMING:</text:p>
      <text:p text:style-name="P1"/>
      <text:p text:style-name="P1">A cloud storage company, who need will attract new clients .</text:p>
      <text:p text:style-name="P1"/>
      <text:p text:style-name="P1">A shop that needs to update its conceptual idea, to make it more attractive.</text:p>
      <text:p text:style-name="P1"/>
      <text:p text:style-name="P4">A public school that needs to create a platform for video lessons</text:p>
      <text:p text:style-name="P4"/>
      <text:p text:style-name="P4">EMAIL:</text:p>
      <text:p text:style-name="P4"/>
      <text:p text:style-name="P7">Dear LearnLm</text:p>
      <text:p text:style-name="P7"/>
      <text:p text:style-name="P7"/>
      <text:p text:style-name="P7">I am Raul, a web designer and worker of the company Ionos. I am the one who can create a platform to make an educational method and boost the school to attract new students, and teachers to put the company in the biggest boom.</text:p>
      <text:p text:style-name="P7"/>
      <text:p text:style-name="P7"/>
      <text:p text:style-name="P7">The services we offer would be a website with hosting, LAMP service, and the most beautiful website in the world. </text:p>
      <text:p text:style-name="P7">Your customers will not believe it, and the cost of implementation and maintenance of the service is less than the impact of the number of customers.</text:p>
      <text:p text:style-name="P7"/>
      <text:p text:style-name="P7">You only need to check the statistics of the companies that use our service, to be comfortable with the work on the website. We assure you that the site will be positioned in the first places of google search with SEO.</text:p>
      <text:p text:style-name="P7"/>
      <text:p text:style-name="P7">I look forward to hearing from you, with the best intention of satisfying your needs.</text:p>
      <text:p text:style-name="P7"/>
      <text:p text:style-name="P7">Sincerely, Raul Sales</text:p>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6:21:40.321000000</meta:creation-date>
    <dc:date>2022-12-12T17:08:04.990000000</dc:date>
    <meta:editing-duration>PT5M16S</meta:editing-duration>
    <meta:editing-cycles>3</meta:editing-cycles>
    <meta:generator>LibreOffice/7.3.3.2$Windows_X86_64 LibreOffice_project/d1d0ea68f081ee2800a922cac8f79445e4603348</meta:generator>
    <meta:document-statistic meta:table-count="0" meta:image-count="0" meta:object-count="0" meta:page-count="2" meta:paragraph-count="12" meta:word-count="190" meta:character-count="1046" meta:non-whitespace-character-count="867"/>
  </office:meta>
</office:document-meta>
</file>